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USE CASE</text:p>
      <text:p text:style-name="Standard"/>
      <text:p text:style-name="Standard">Use case (cas d’utilisation) permet de représenter l’ensemble des fonctionnalités de l’application et de les valider avec le client. En fonction des pages et des besoins, il faudra développer une fonctionnalité pour chacun des éléments qui seront en interaction avec la base de donnée.</text:p>
      <text:p text:style-name="Standard"/>
      <text:p text:style-name="Standard">Ensuite, il me permet aussi de structurer le projet et de déterminer le nombre de page et de gagner du temps pour coder. </text:p>
      <text:p text:style-name="Standard"/>
      <text:p text:style-name="Standard">Il est également utile dans la gestion du projet global où il peut y avoir un travail en équipe avec par ex une personne qui développe la partie fonctionnelle, une autre la partie BDD, etc.</text:p>
      <text:p text:style-name="Standard"/>
      <text:p text:style-name="Standard">Dans un 1er temps je vais vous présenter les acteurs et vous montrer la globalité du cas d’utilisation et ensuite je détaillerais une fonctionnalité avec vous :</text:p>
      <text:p text:style-name="Standard"/>
      <text:p text:style-name="Standard">l’ensemble des acteurs du système d’information et chacun d’eux aura des droits et des accès aux fonctionnalités en fonction de son rôle.</text:p>
      <text:p text:style-name="Standard"/>
      <text:p text:style-name="Standard">On peut voir ici une flèche qui représente un héritage et dans le cas présent, on voit que l’administrateur va hériter des droits (autrement dit des fonctionnalités) de l’utilisateur qui va lui même hériter des droits du visiteur.</text:p>
      <text:p text:style-name="Standard"/>
      <text:p text:style-name="Standard">Je vais zoomer par exemple sur « gérer les produits », on voit apparaître un CRUD</text:p>
      <text:p text:style-name="Standard">(Create read update et delete) qui représente l’ensemble de ses actions (ou taches) qui seront présentes en BDD.</text:p>
      <text:p text:style-name="Standard"/>
      <text:p text:style-name="Standard"><text:s/>le include impose l’assignation d’une catégorie (ou sous catégorie) qui est inclue dans la fonctionnalité à la différence de l’extend qui va offrir la possibilité d’accéder à une catégorie (ou sous catégorie).</text:p>
      <text:p text:style-name="Standard"/>
      <text:p text:style-name="Standard">Pour include cf : valider le panier ou l’utilisateur est obliger de payer et de choisir son mode d’envoi.</text:p>
      <text:p text:style-name="Standard"/>
      <text:p text:style-name="Standard">On passe maintenant au DIAGRAMME D’ACTIVITE</text:p>
      <text:p text:style-name="Standard"/>
      <text:p text:style-name="Standard"><text:s/>Pour chaque fonctionnalité du diagramme d’utilisation il y aura un diagramme d’activité, c’ est le process algorithmique du développeur. En d’autres termes, c’est permettre d’intégrer les boucles, les if etc.</text:p>
      <text:p text:style-name="Standard"/>
      <text:p text:style-name="Standard">Dans le cas en exemple, on retrouve 3 acteurs , l’utilisateur (qui dans le cas présent a le rôle d’admin), le système d’information et la BDD. </text:p>
      <text:p text:style-name="Standard"/>
      <text:p text:style-name="Standard">Dans un premier temps ou autrement dit dans l’<text:span text:style-name="T1">état initial</text:span> qui est représenté par ce rond noir, le système d’information est en attente d’une action de l’utilisateur (cliquer sur modifier un produit).</text:p>
      <text:p text:style-name="Standard">Suite à cette action, il envoi un <text:span text:style-name="T1">accept signal </text:span>représenté par cette case fléchée en entrée.</text:p>
      <text:p text:style-name="Standard"/>
      <text:p text:style-name="Standard">Le système d’information accepte et va demander à la BDD la liste des produits. </text:p>
      <text:p text:style-name="Standard">Ensuite la BDD va retourner la liste et le système d’information va l’afficher. (on peut noter que si la BDD ne retourne rien il enverra un <text:span text:style-name="T1">send signal</text:span> qui affichera alors un message d’erreur<text:span text:style-name="T2"> </text:span><text:s/>suivi d’un <text:span text:style-name="T1">flow final</text:span> (rond croix) cela représente un <text:span text:style-name="T1">cas d’erreur</text:span> dans la diagramme de séquence (que j’expliquerai par la suite) . </text:p>
      <text:p text:style-name="Standard"><text:soft-page-break/>L’utilisateur va ensuite sélectionner dans la liste le produit à modifier et le système va afficher les options de modification. </text:p>
      <text:p text:style-name="Standard">L’utilisateur va appliquer les modifications souhaitées et le système va ensuite vérifier la saisie, demander validation à l’utilisateur et l’envoyer en BDD. A noter que si l’utilisateur ne valide pas son action, cela entraînera un <text:span text:style-name="T1">cas alternatif avec boucle et l</text:span>e process sera interrompu, un message de « modification non pris en compte s’affichera » <text:s/>et redirigera l’utilisateur <text:s/>vers l’étape précédente.</text:p>
      <text:p text:style-name="Standard"/>
      <text:p text:style-name="Standard">Etc etc..</text:p>
      <text:p text:style-name="Standard"/>
      <text:p text:style-name="P1">a cocher pour le diagramme activité :</text:p>
      <text:p text:style-name="P1"/>
      <text:p text:style-name="P1">- décision</text:p>
      <text:p text:style-name="P1">- cas erreur</text:p>
      <text:p text:style-name="P1">- cas alternatif avec boucle</text:p>
      <text:p text:style-name="P1">- etat final</text:p>
      <text:p text:style-name="P1">- etat initial</text:p>
      <text:p text:style-name="P1">- accept</text:p>
      <text:p text:style-name="P1">- send</text:p>
      <text:p text:style-name="P1"/>
      <text:p text:style-name="P1"/>
      <text:p text:style-name="P2">DIAGRAMME DE SEQUENCE</text:p>
      <text:p text:style-name="P2"/>
      <text:p text:style-name="P2">Chaque diagramme d’activité a son diagramme de séquence donc je vous présente ici le diagramme de séquence en accord avec mon diagramme d’activité. </text:p>
      <text:p text:style-name="P2">Le diagramme de séquence permet de voir chronologiquement l’enchaînement des actions et l’affichage des messages.</text:p>
      <text:p text:style-name="P2"/>
      <text:p text:style-name="P2">On retrouve les acteurs suivants : l’utilisateur, le système, le serveur et la BDD.</text:p>
      <text:p text:style-name="P2"/>
      <text:p text:style-name="P2">On est donc sur une notion de chronologie (qu’on retrouve via les numéros d’action sur les flèches), en action n°1 : l’utilisateur envoie au système d’information une demande de modification de produit, le système d’information suivi du serveur vont demander à la BDD la liste des produits. </text:p>
      <text:p text:style-name="P2"/>
      <text:p text:style-name="P2">Les flèches en demande d’action et en attente de retour sont représentées par des flèches « pleines » et les retours sont représentés par des flèches en pointillés. </text:p>
      <text:p text:style-name="P2"/>
      <text:p text:style-name="P2">Présentation du « scénario initial » où tout se passe bien et le cas échéant comme en étape 5.1, nous avons un cas d’erreur liste vide ou cas alternatif 12.1, en cas d’erreur de saisie ou de non validation de la saisie de(s) modification(s), le programme va générer une boucle et revenir à l’étape précédente. </text:p>
      <text:p text:style-name="P2"/>
      <text:p text:style-name="P2"/>
      <text:p text:style-name="P2">MCD et MLD </text:p>
      <text:p text:style-name="P2"/>
      <text:list xml:id="list3241617934740828899" text:style-name="L1">
        <text:list-item>
          <text:p text:style-name="P4">entités (table)</text:p>
        </text:list-item>
        <text:list-item>
          <text:p text:style-name="P4">attribut (nom des colonnes dans la table)</text:p>
        </text:list-item>
        <text:list-item>
          <text:p text:style-name="P4">table associative</text:p>
        </text:list-item>
        <text:list-item>
          <text:p text:style-name="P4">clé étrangère et clé primaire</text:p>
        </text:list-item>
        <text:list-item>
          <text:p text:style-name="P4">association</text:p>
        </text:list-item>
        <text:list-item>
          <text:p text:style-name="P4">cardinalité</text:p>
        </text:list-item>
      </text:list>
      <text:p text:style-name="P2"/>
      <text:p text:style-name="P2"><text:soft-page-break/>MCD</text:p>
      <text:p text:style-name="P2"/>
      <text:p text:style-name="Standard"><text:span text:style-name="T2">On retrouve les différentes </text:span><text:span text:style-name="T1">tables</text:span><text:span text:style-name="T2"> sur le MCD. Chaque table possède des </text:span><text:span text:style-name="T1">attributs</text:span><text:span text:style-name="T2"> qui représentent les colonnes dans la table en BDD. On appellera </text:span><text:span text:style-name="T1">entités </text:span><text:span text:style-name="T2">toutes les futures entrées liées à une table.</text:span></text:p>
      <text:p text:style-name="Standard"><text:span text:style-name="T2"/></text:p>
      <text:p text:style-name="Standard">(Une occurrence d'une entité représente les données liées à un élément individuel qui appartient à l'entité. Par exemple, le salarié Martin est une occurrence de l'entité Salarié.)</text:p>
      <text:p text:style-name="P2"/>
      <text:p text:style-name="P2">Ces différentes tables sont reliées et possèdent des <text:span text:style-name="T1">cardinalités</text:span> : celles ci représente le nombre de fois au minimum et au maximum où l'entité participe à l'<text:span text:style-name="T1">association,</text:span></text:p>
      <text:p text:style-name="P2"/>
      <text:p text:style-name="P2">ex avec0,n  : une catégorie pourra contenir 0 ou plusieurs produits.</text:p>
      <text:p text:style-name="P2"/>
      <text:p text:style-name="P2">Détail commande aura le même identifiant que la table commande : cela représente une association de type 1 ou la <text:span text:style-name="T1">clé primaire</text:span> de la commande va devenir <text:span text:style-name="T1">clé secondaire</text:span> de la table détail commande.</text:p>
      <text:p text:style-name="P2"/>
      <text:p text:style-name="Standard"><text:span text:style-name="T2">On voit également des </text:span><text:span text:style-name="T1">tables associatives</text:span><text:span text:style-name="T2"> qui se forment lo</text:span>rsque les cardinalités maximales d’une association sont toutes deux à n, cela entraîne la création d’une table associative dans la base de données. </text:p>
      <text:p text:style-name="P2"/>
      <text:p text:style-name="P2"/>
      <text:p text:style-name="P2">MLD</text:p>
      <text:p text:style-name="P2"/>
      <text:p text:style-name="P2">Le MLD met en évidence les tables associatives et les clés étrangères dans chaque table.</text:p>
      <text:p text:style-name="P2"/>
      <text:p text:style-name="P2"/>
      <text:p text:style-name="P2"/>
      <text:p text:style-name="P1"/>
      <text:p text:style-name="Standard"/>
      <text:p text:style-name="Standard"/>
      <text:p text:style-name="Standard">LEXIQUE</text:p>
      <text:p text:style-name="Standard"/>
      <text:h text:style-name="Heading_20_4" text:outline-level="4">association</text:h>
      <text:p text:style-name="Text_20_body">Lien nommé ou relation entre entités. Dans la méthodologie de modélisation Merise, les associations sont utilisées à la place des relations</text:p>
      <text:h text:style-name="Heading_20_4" text:outline-level="4"><text:bookmark text:name="TI822"/>attribut d'entité</text:h>
      <text:p text:style-name="Text_20_body">Elément d'information de base lié à une entité</text:p>
      <text:h text:style-name="Heading_20_4" text:outline-level="4"><text:bookmark text:name="TI823"/>clé étrangère</text:h>
      <text:p text:style-name="Text_20_body">Colonne ou ensemble de colonnes dans un MPD dont les valeurs dépendent d'une colonne de clé primaire ou alternative contenue dans une autre table et sont migrées à partir de cette colonne</text:p>
      <text:h text:style-name="Heading_20_4" text:outline-level="4"><text:bookmark text:name="TI824"/>clé primaire</text:h>
      <text:p text:style-name="Text_20_body">Colonne ou ensemble de colonnes dont les valeurs identifient de façon unique une ligne contenue dans une table de MPD</text:p>
      <text:h text:style-name="Heading_20_4" text:outline-level="4"><text:bookmark text:name="TI825"/><text:soft-page-break/>colonne</text:h>
      <text:p text:style-name="Text_20_body">Structure de données qui contient une information individuelle située sur une ligne (enregistrement) dans un MPD</text:p>
      <text:h text:style-name="Heading_20_4" text:outline-level="4">entité</text:h>
      <text:p text:style-name="Text_20_body">Personne, lieu, chose ou concept dont certaines caractéristiques présentent un intérêt pour l'entreprise et sur lesquels vous souhaitez conserver de l'information.</text:p>
      <text:h text:style-name="Heading_20_4" text:outline-level="4">héritage</text:h>
      <text:p text:style-name="Text_20_body">Association particulière qui définit une entité comme étant un cas particulier d'une entité générique</text:p>
      <text:h text:style-name="Heading_20_4" text:outline-level="4">identifiant</text:h>
      <text:p text:style-name="Text_20_body">Attribut d'entité ou ensemble d'attributs d'entité dont les valeurs identifient de manière unique chaque occurrence de l'entité</text:p>
      <text:h text:style-name="Heading_20_4" text:outline-level="4">Modèle Conceptuel de Données (MCD)</text:h>
      <text:p text:style-name="Text_20_body">Diagramme entité-relation qui permet de modéliser le système d'information sans prendre en compte les détails liés à sa mise en oeuvre physique</text:p>
      <text:h text:style-name="Heading_20_4" text:outline-level="4">relation</text:h>
      <text:p text:style-name="Text_20_body">Lien nommé ou relation entre entités. Dans la méthodologie de modélisation Entité Relation (ER), les relations sont utilisées à la place des associations</text:p>
      <text:h text:style-name="Heading_20_4" text:outline-level="4">table</text:h>
      <text:p text:style-name="Text_20_body">Ensemble de lignes (enregistrements) dans un MPD auxquelles sont associées des colonnes (champ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18T19:32:21.780000000</meta:creation-date>
    <dc:date>2022-05-19T14:37:36.30</dc:date>
    <meta:editing-duration>PT3H49M26S</meta:editing-duration>
    <meta:editing-cycles>5</meta:editing-cycles>
    <meta:generator>OpenOffice/4.1.11$Win32 OpenOffice.org_project/4111m1$Build-9808</meta:generator>
    <dc:creator>Lizy BROWN</dc:creator>
    <meta:document-statistic meta:table-count="0" meta:image-count="0" meta:object-count="0" meta:page-count="5" meta:paragraph-count="75" meta:word-count="1185" meta:character-count="7310"/>
  </office:meta>
</office:document-meta>
</file>